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6" style:family="graphic" style:parent-style-name="standard">
      <style:graphic-properties draw:stroke="none" draw:fill="none" draw:textarea-vertical-align="middle" fo:min-height="1.758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宋体1" fo:font-size="8pt" style:font-name-asian="宋体1" style:font-size-asian="8pt" style:font-name-complex="宋体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g>
            <draw:path draw:style-name="gr1" draw:text-style-name="P1" draw:layer="layout" svg:width="2.5cm" svg:height="1cm" svg:x="9.25cm" svg:y="1.84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9.25cm" svg:y="1.84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9.25cm" svg:y="1.84cm">
            <draw:text-box>
              <text:p text:style-name="P3"><text:span text:style-name="T1">待办事件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7.74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7.7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25cm" svg:y="7.74cm">
            <draw:text-box>
              <text:p text:style-name="P3"><text:span text:style-name="T1">规划模块负责人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10.94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10.9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9.25cm" svg:y="10.9cm">
            <draw:text-box>
              <text:p text:style-name="P3"><text:span text:style-name="T1">根据分类设置待办事件提醒的初始时间与间隔时间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4.54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4.54cm" svg:viewBox="0 0 2501 1501" draw:points="0,1501 2501,1501 2501,0 0,0">
              <text:p/>
            </draw:polygon>
          </draw:g>
          <draw:frame draw:style-name="gr4" draw:text-style-name="P2" draw:layer="layout" svg:width="2.5cm" svg:height="2.087cm" svg:x="9.25cm" svg:y="4.247cm">
            <draw:text-box>
              <text:p text:style-name="P3"><text:span text:style-name="T1">事件按照查看、制作、审核、确认、核对、分析等进行分类</text:span></text:p>
            </draw:text-box>
          </draw:frame>
        </draw:g>
        <draw:g>
          <draw:g>
            <draw:polygon draw:style-name="gr1" draw:text-style-name="P1" draw:layer="layout" svg:width="2.5cm" svg:height="1.5cm" svg:x="7.85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7.85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7.85cm" svg:y="14.14cm">
            <draw:text-box>
              <text:p text:style-name="P3"><text:span text:style-name="T1">审核</text:span></text:p>
            </draw:text-box>
          </draw:frame>
        </draw:g>
        <draw:g>
          <draw:g>
            <draw:polygon draw:style-name="gr1" draw:text-style-name="P1" draw:layer="layout" svg:width="2.5cm" svg:height="1.5cm" svg:x="4.7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4.7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4.7cm" svg:y="14.14cm">
            <draw:text-box>
              <text:p text:style-name="P3"><text:span text:style-name="T1">制作</text:span></text:p>
            </draw:text-box>
          </draw:frame>
        </draw:g>
        <draw:g>
          <draw:g>
            <draw:polygon draw:style-name="gr1" draw:text-style-name="P1" draw:layer="layout" svg:width="2.5cm" svg:height="1.5cm" svg:x="11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11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1cm" svg:y="14.14cm">
            <draw:text-box>
              <text:p text:style-name="P3"><text:span text:style-name="T1">确认</text:span></text:p>
            </draw:text-box>
          </draw:frame>
        </draw:g>
        <draw:g>
          <draw:g>
            <draw:polygon draw:style-name="gr1" draw:text-style-name="P1" draw:layer="layout" svg:width="2.5cm" svg:height="1.5cm" svg:x="1.55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1.55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.55cm" svg:y="14.14cm">
            <draw:text-box>
              <text:p text:style-name="P3"><text:span text:style-name="T1">查看</text:span></text:p>
            </draw:text-box>
          </draw:frame>
        </draw:g>
        <draw:g>
          <draw:g>
            <draw:polygon draw:style-name="gr1" draw:text-style-name="P1" draw:layer="layout" svg:width="2.5cm" svg:height="1.5cm" svg:x="14.15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14.15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4.15cm" svg:y="14.14cm">
            <draw:text-box>
              <text:p text:style-name="P3"><text:span text:style-name="T1">核对</text:span></text:p>
            </draw:text-box>
          </draw:frame>
        </draw:g>
        <draw:g>
          <draw:g>
            <draw:polygon draw:style-name="gr1" draw:text-style-name="P1" draw:layer="layout" svg:width="2.5cm" svg:height="1.5cm" svg:x="17.3cm" svg:y="14.14cm" svg:viewBox="0 0 2501 1501" draw:points="0,1501 2501,1501 2501,0 0,0">
              <text:p/>
            </draw:polygon>
            <draw:polygon draw:style-name="gr2" draw:text-style-name="P2" draw:layer="layout" svg:width="2.5cm" svg:height="1.5cm" svg:x="17.3cm" svg:y="14.1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7.3cm" svg:y="14.14cm">
            <draw:text-box>
              <text:p text:style-name="P3"><text:span text:style-name="T1">分析</text:span></text:p>
            </draw:text-box>
          </draw:frame>
        </draw:g>
        <draw:g>
          <draw:g>
            <draw:polygon draw:style-name="gr1" draw:text-style-name="P1" draw:layer="layout" svg:width="2.5cm" svg:height="1.5cm" svg:x="1.55cm" svg:y="17.09cm" svg:viewBox="0 0 2501 1501" draw:points="0,1501 2501,1501 2501,0 0,0">
              <text:p/>
            </draw:polygon>
            <draw:polygon draw:style-name="gr2" draw:text-style-name="P2" draw:layer="layout" svg:width="2.5cm" svg:height="1.5cm" svg:x="1.55cm" svg:y="17.09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1.55cm" svg:y="17.05cm">
            <draw:text-box>
              <text:p text:style-name="P3"><text:span text:style-name="T1">每天</text:span><text:span text:style-name="T1">9</text:span><text:span text:style-name="T1">：</text:span><text:span text:style-name="T1">00</text:span><text:span text:style-name="T1">进行提醒，每隔三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4.7cm" svg:y="17.09cm" svg:viewBox="0 0 2501 1501" draw:points="0,1501 2501,1501 2501,0 0,0">
              <text:p/>
            </draw:polygon>
            <draw:polygon draw:style-name="gr2" draw:text-style-name="P2" draw:layer="layout" svg:width="2.5cm" svg:height="1.5cm" svg:x="4.7cm" svg:y="17.09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4.7cm" svg:y="17.05cm">
            <draw:text-box>
              <text:p text:style-name="P3"><text:span text:style-name="T1">每天</text:span><text:span text:style-name="T1">8</text:span><text:span text:style-name="T1">：</text:span><text:span text:style-name="T1">40</text:span><text:span text:style-name="T1">进行提醒，每隔两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7.85cm" svg:y="17.14cm" svg:viewBox="0 0 2501 1501" draw:points="0,1501 2501,1501 2501,0 0,0">
              <text:p/>
            </draw:polygon>
            <draw:polygon draw:style-name="gr2" draw:text-style-name="P2" draw:layer="layout" svg:width="2.5cm" svg:height="1.5cm" svg:x="7.85cm" svg:y="17.1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7.85cm" svg:y="17.1cm">
            <draw:text-box>
              <text:p text:style-name="P3"><text:span text:style-name="T1">每天</text:span><text:span text:style-name="T1">9:30</text:span><text:span text:style-name="T1">进行提醒，每隔两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11cm" svg:y="17.14cm" svg:viewBox="0 0 2501 1501" draw:points="0,1501 2501,1501 2501,0 0,0">
              <text:p/>
            </draw:polygon>
            <draw:polygon draw:style-name="gr2" draw:text-style-name="P2" draw:layer="layout" svg:width="2.5cm" svg:height="1.5cm" svg:x="11cm" svg:y="17.1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11cm" svg:y="17.1cm">
            <draw:text-box>
              <text:p text:style-name="P3"><text:span text:style-name="T1">每天</text:span><text:span text:style-name="T1">9:15</text:span><text:span text:style-name="T1">进行提醒，每隔三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14.15cm" svg:y="17.14cm" svg:viewBox="0 0 2501 1501" draw:points="0,1501 2501,1501 2501,0 0,0">
              <text:p/>
            </draw:polygon>
            <draw:polygon draw:style-name="gr2" draw:text-style-name="P2" draw:layer="layout" svg:width="2.5cm" svg:height="1.5cm" svg:x="14.15cm" svg:y="17.1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14.15cm" svg:y="17.1cm">
            <draw:text-box>
              <text:p text:style-name="P3"><text:span text:style-name="T1">每天</text:span><text:span text:style-name="T1">10:00</text:span><text:span text:style-name="T1">进行提醒，每隔两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17.3cm" svg:y="17.14cm" svg:viewBox="0 0 2501 1501" draw:points="0,1501 2501,1501 2501,0 0,0">
              <text:p/>
            </draw:polygon>
            <draw:polygon draw:style-name="gr2" draw:text-style-name="P2" draw:layer="layout" svg:width="2.5cm" svg:height="1.5cm" svg:x="17.3cm" svg:y="17.1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17.3cm" svg:y="17.1cm">
            <draw:text-box>
              <text:p text:style-name="P3"><text:span text:style-name="T1">每天</text:span><text:span text:style-name="T1">10:30</text:span><text:span text:style-name="T1">进行提醒，每隔两小时提醒一次</text:span></text:p>
            </draw:text-box>
          </draw:frame>
        </draw:g>
        <draw:g>
          <draw:g>
            <draw:polygon draw:style-name="gr1" draw:text-style-name="P1" draw:layer="layout" svg:width="2.5cm" svg:height="1.5cm" svg:x="9.55cm" svg:y="20.14cm" svg:viewBox="0 0 2501 1501" draw:points="0,1501 2501,1501 2501,0 0,0">
              <text:p/>
            </draw:polygon>
            <draw:polygon draw:style-name="gr2" draw:text-style-name="P2" draw:layer="layout" svg:width="2.5cm" svg:height="1.5cm" svg:x="9.55cm" svg:y="20.1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9.55cm" svg:y="20.1cm">
            <draw:text-box>
              <text:p text:style-name="P3"><text:span text:style-name="T1">不同的类别设置标示不同的颜色，到设置时间自动提醒</text:span></text:p>
            </draw:text-box>
          </draw:frame>
        </draw:g>
        <draw:g>
          <draw:g>
            <draw:polygon draw:style-name="gr1" draw:text-style-name="P1" draw:layer="layout" svg:width="2.5cm" svg:height="1.5cm" svg:x="9.543cm" svg:y="23.29cm" svg:viewBox="0 0 2501 1501" draw:points="0,1501 2501,1501 2501,0 0,0">
              <text:p/>
            </draw:polygon>
            <draw:polygon draw:style-name="gr2" draw:text-style-name="P2" draw:layer="layout" svg:width="2.5cm" svg:height="1.5cm" svg:x="9.543cm" svg:y="23.29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543cm" svg:y="23.29cm">
            <draw:text-box>
              <text:p text:style-name="P3"><text:span text:style-name="T1">待办事件产生时</text:span></text:p>
            </draw:text-box>
          </draw:frame>
        </draw:g>
        <draw:g>
          <draw:g>
            <draw:polygon draw:style-name="gr1" draw:text-style-name="P1" draw:layer="layout" svg:width="2.5cm" svg:height="1.5cm" svg:x="9.543cm" svg:y="29.59cm" svg:viewBox="0 0 2501 1501" draw:points="0,1501 2501,1501 2501,0 0,0">
              <text:p/>
            </draw:polygon>
            <draw:polygon draw:style-name="gr2" draw:text-style-name="P2" draw:layer="layout" svg:width="2.5cm" svg:height="1.5cm" svg:x="9.543cm" svg:y="29.59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543cm" svg:y="29.59cm">
            <draw:text-box>
              <text:p text:style-name="P3"><text:span text:style-name="T1">自动提醒待办事件处理人员</text:span></text:p>
            </draw:text-box>
          </draw:frame>
        </draw:g>
        <draw:g>
          <draw:g>
            <draw:polygon draw:style-name="gr1" draw:text-style-name="P1" draw:layer="layout" svg:width="2.5cm" svg:height="1.5cm" svg:x="9.543cm" svg:y="32.74cm" svg:viewBox="0 0 2501 1501" draw:points="0,1501 2501,1501 2501,0 0,0">
              <text:p/>
            </draw:polygon>
            <draw:polygon draw:style-name="gr2" draw:text-style-name="P2" draw:layer="layout" svg:width="2.5cm" svg:height="1.5cm" svg:x="9.543cm" svg:y="32.7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543cm" svg:y="32.74cm">
            <draw:text-box>
              <text:p text:style-name="P3"><text:span text:style-name="T1">事件处理人员接收第一次提醒后</text:span></text:p>
            </draw:text-box>
          </draw:frame>
        </draw:g>
        <draw:g>
          <draw:g>
            <draw:polygon draw:style-name="gr1" draw:text-style-name="P1" draw:layer="layout" svg:width="2.5cm" svg:height="1.5cm" svg:x="16.543cm" svg:y="38.44cm" svg:viewBox="0 0 2501 1501" draw:points="0,1501 2501,1501 2501,0 0,0">
              <text:p/>
            </draw:polygon>
            <draw:polygon draw:style-name="gr2" draw:text-style-name="P2" draw:layer="layout" svg:width="2.5cm" svg:height="1.5cm" svg:x="16.543cm" svg:y="38.4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6.543cm" svg:y="38.44cm">
            <draw:text-box>
              <text:p text:style-name="P3"><text:span text:style-name="T1">查看后进行处理</text:span></text:p>
            </draw:text-box>
          </draw:frame>
        </draw:g>
        <draw:g>
          <draw:g>
            <draw:polygon draw:style-name="gr1" draw:text-style-name="P1" draw:layer="layout" svg:width="2.5cm" svg:height="1.5cm" svg:x="8.792cm" svg:y="45.19cm" svg:viewBox="0 0 2501 1501" draw:points="0,1501 2501,1501 2501,0 0,0">
              <text:p/>
            </draw:polygon>
            <draw:polygon draw:style-name="gr2" draw:text-style-name="P2" draw:layer="layout" svg:width="2.5cm" svg:height="1.5cm" svg:x="8.792cm" svg:y="45.19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8.792cm" svg:y="45.19cm">
            <draw:text-box>
              <text:p text:style-name="P3"><text:span text:style-name="T1">事件处理情况：逾期未处理</text:span></text:p>
            </draw:text-box>
          </draw:frame>
        </draw:g>
        <draw:g>
          <draw:g>
            <draw:polygon draw:style-name="gr1" draw:text-style-name="P1" draw:layer="layout" svg:width="2.5cm" svg:height="1.5cm" svg:x="18.658cm" svg:y="45.19cm" svg:viewBox="0 0 2501 1501" draw:points="0,1501 2501,1501 2501,0 0,0">
              <text:p/>
            </draw:polygon>
            <draw:polygon draw:style-name="gr2" draw:text-style-name="P2" draw:layer="layout" svg:width="2.5cm" svg:height="1.5cm" svg:x="18.658cm" svg:y="45.19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8.658cm" svg:y="45.19cm">
            <draw:text-box>
              <text:p text:style-name="P3"><text:span text:style-name="T1">已处理事件</text:span></text:p>
            </draw:text-box>
          </draw:frame>
        </draw:g>
        <draw:g>
          <draw:g>
            <draw:polygon draw:style-name="gr1" draw:text-style-name="P1" draw:layer="layout" svg:width="2.5cm" svg:height="1.5cm" svg:x="14.042cm" svg:y="34.94cm" svg:viewBox="0 0 2501 1501" draw:points="0,1501 2501,1501 2501,0 0,0">
              <text:p/>
            </draw:polygon>
            <draw:polygon draw:style-name="gr2" draw:text-style-name="P2" draw:layer="layout" svg:width="2.5cm" svg:height="1.5cm" svg:x="14.042cm" svg:y="34.9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14.042cm" svg:y="34.9cm">
            <draw:text-box>
              <text:p text:style-name="P3"><text:span text:style-name="T1">点击提醒的待办事件，链接到需处理事件的功能</text:span></text:p>
            </draw:text-box>
          </draw:frame>
        </draw:g>
        <draw:g>
          <draw:g>
            <draw:polygon draw:style-name="gr1" draw:text-style-name="P1" draw:layer="layout" svg:width="2.5cm" svg:height="1.5cm" svg:x="11.293cm" svg:y="38.44cm" svg:viewBox="0 0 2501 1501" draw:points="0,1501 2501,1501 2501,0 0,0">
              <text:p/>
            </draw:polygon>
            <draw:polygon draw:style-name="gr2" draw:text-style-name="P2" draw:layer="layout" svg:width="2.5cm" svg:height="1.5cm" svg:x="11.293cm" svg:y="38.4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1.293cm" svg:y="38.44cm">
            <draw:text-box>
              <text:p text:style-name="P3"><text:span text:style-name="T1">查看了待办事件，未进行处理</text:span></text:p>
            </draw:text-box>
          </draw:frame>
        </draw:g>
        <draw:g>
          <draw:g>
            <draw:polygon draw:style-name="gr1" draw:text-style-name="P1" draw:layer="layout" svg:width="2.5cm" svg:height="1.5cm" svg:x="6.042cm" svg:y="38.44cm" svg:viewBox="0 0 2501 1501" draw:points="0,1501 2501,1501 2501,0 0,0">
              <text:p/>
            </draw:polygon>
            <draw:polygon draw:style-name="gr2" draw:text-style-name="P2" draw:layer="layout" svg:width="2.5cm" svg:height="1.5cm" svg:x="6.042cm" svg:y="38.4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6.042cm" svg:y="38.44cm">
            <draw:text-box>
              <text:p text:style-name="P3"><text:span text:style-name="T1">事件处理情况：未查看未处理</text:span></text:p>
            </draw:text-box>
          </draw:frame>
        </draw:g>
        <draw:g>
          <draw:g>
            <draw:polygon draw:style-name="gr1" draw:text-style-name="P1" draw:layer="layout" svg:width="2.5cm" svg:height="1.5cm" svg:x="6.042cm" svg:y="34.94cm" svg:viewBox="0 0 2501 1501" draw:points="0,1501 2501,1501 2501,0 0,0">
              <text:p/>
            </draw:polygon>
            <draw:polygon draw:style-name="gr2" draw:text-style-name="P2" draw:layer="layout" svg:width="2.5cm" svg:height="1.5cm" svg:x="6.042cm" svg:y="34.9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6.042cm" svg:y="34.94cm">
            <draw:text-box>
              <text:p text:style-name="P3"><text:span text:style-name="T1">没有点击</text:span></text:p>
            </draw:text-box>
          </draw:frame>
        </draw:g>
        <draw:g>
          <draw:g>
            <draw:polygon draw:style-name="gr1" draw:text-style-name="P1" draw:layer="layout" svg:width="2.5cm" svg:height="1.5cm" svg:x="8.792cm" svg:y="41.94cm" svg:viewBox="0 0 2501 1501" draw:points="0,1501 2501,1501 2501,0 0,0">
              <text:p/>
            </draw:polygon>
            <draw:polygon draw:style-name="gr2" draw:text-style-name="P2" draw:layer="layout" svg:width="2.5cm" svg:height="1.5cm" svg:x="8.792cm" svg:y="41.94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8.792cm" svg:y="41.9cm">
            <draw:text-box>
              <text:p text:style-name="P3"><text:span text:style-name="T1">最后一次提醒，事件处理人员未开始处理</text:span></text:p>
            </draw:text-box>
          </draw:frame>
        </draw:g>
        <draw:g>
          <draw:g>
            <draw:polygon draw:style-name="gr1" draw:text-style-name="P1" draw:layer="layout" svg:width="2.5cm" svg:height="1.5cm" svg:x="14.543cm" svg:y="41.94cm" svg:viewBox="0 0 2501 1501" draw:points="0,1501 2501,1501 2501,0 0,0">
              <text:p/>
            </draw:polygon>
            <draw:polygon draw:style-name="gr2" draw:text-style-name="P2" draw:layer="layout" svg:width="2.5cm" svg:height="1.5cm" svg:x="14.543cm" svg:y="41.9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4.543cm" svg:y="41.94cm">
            <draw:text-box>
              <text:p text:style-name="P3"><text:span text:style-name="T1">在规定时间内未处理完</text:span></text:p>
            </draw:text-box>
          </draw:frame>
        </draw:g>
        <draw:g>
          <draw:g>
            <draw:polygon draw:style-name="gr1" draw:text-style-name="P1" draw:layer="layout" svg:width="2.5cm" svg:height="1.5cm" svg:x="18.658cm" svg:y="41.94cm" svg:viewBox="0 0 2501 1501" draw:points="0,1501 2501,1501 2501,0 0,0">
              <text:p/>
            </draw:polygon>
            <draw:polygon draw:style-name="gr2" draw:text-style-name="P2" draw:layer="layout" svg:width="2.5cm" svg:height="1.5cm" svg:x="18.658cm" svg:y="41.9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8.658cm" svg:y="41.94cm">
            <draw:text-box>
              <text:p text:style-name="P3"><text:span text:style-name="T1">在规定时间内处理完成</text:span></text:p>
            </draw:text-box>
          </draw:frame>
        </draw:g>
        <draw:g>
          <draw:g>
            <draw:polygon draw:style-name="gr1" draw:text-style-name="P1" draw:layer="layout" svg:width="2.5cm" svg:height="1.5cm" svg:x="14.543cm" svg:y="45.19cm" svg:viewBox="0 0 2501 1501" draw:points="0,1501 2501,1501 2501,0 0,0">
              <text:p/>
            </draw:polygon>
            <draw:polygon draw:style-name="gr2" draw:text-style-name="P2" draw:layer="layout" svg:width="2.5cm" svg:height="1.5cm" svg:x="14.543cm" svg:y="45.19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4.543cm" svg:y="45.19cm">
            <draw:text-box>
              <text:p text:style-name="P3"><text:span text:style-name="T1">处理中事件</text:span></text:p>
            </draw:text-box>
          </draw:frame>
        </draw:g>
        <draw:g>
          <draw:g>
            <draw:polygon draw:style-name="gr1" draw:text-style-name="P1" draw:layer="layout" svg:width="2.5cm" svg:height="1.5cm" svg:x="11.293cm" svg:y="48.44cm" svg:viewBox="0 0 2501 1501" draw:points="0,1501 2501,1501 2501,0 0,0">
              <text:p/>
            </draw:polygon>
            <draw:polygon draw:style-name="gr2" draw:text-style-name="P2" draw:layer="layout" svg:width="2.5cm" svg:height="1.5cm" svg:x="11.293cm" svg:y="48.4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1.293cm" svg:y="48.44cm">
            <draw:text-box>
              <text:p text:style-name="P3"><text:span text:style-name="T1">事件根据处理情况自动汇总</text:span></text:p>
            </draw:text-box>
          </draw:frame>
        </draw:g>
        <draw:line draw:style-name="gr5" draw:text-style-name="P2" draw:layer="layout" svg:x1="10.792cm" svg:y1="31.09cm" svg:x2="10.792cm" svg:y2="32.739cm">
          <text:p/>
        </draw:line>
        <draw:path draw:style-name="gr5" draw:text-style-name="P2" draw:layer="layout" svg:width="3.5cm" svg:height="0.7cm" svg:x="7.293cm" svg:y="34.24cm" svg:viewBox="0 0 3501 701" svg:d="M3501 0v187c0 125-62 188-187 188h-3152c-108 0-162 54-162 163v163">
          <text:p/>
        </draw:path>
        <draw:path draw:style-name="gr5" draw:text-style-name="P2" draw:layer="layout" svg:width="4.5cm" svg:height="0.7cm" svg:x="10.792cm" svg:y="34.24cm" svg:viewBox="0 0 4501 701" svg:d="M0 0v187c0 125 62 188 187 188h4151c109 0 163 54 163 163v163">
          <text:p/>
        </draw:path>
        <draw:line draw:style-name="gr5" draw:text-style-name="P2" draw:layer="layout" svg:x1="7.293cm" svg:y1="36.44cm" svg:x2="7.293cm" svg:y2="38.44cm">
          <text:p/>
        </draw:line>
        <draw:path draw:style-name="gr5" draw:text-style-name="P2" draw:layer="layout" svg:width="2.75cm" svg:height="2cm" svg:x="12.543cm" svg:y="36.44cm" svg:viewBox="0 0 2751 2001" svg:d="M2751 0v1308c0 212-106 318-318 318h-2246c-125 0-187 62-187 187v188">
          <text:p/>
        </draw:path>
        <draw:path draw:style-name="gr5" draw:text-style-name="P2" draw:layer="layout" svg:width="2.5cm" svg:height="2cm" svg:x="15.293cm" svg:y="36.44cm" svg:viewBox="0 0 2501 2001" svg:d="M0 0v1308c0 212 106 318 317 318h1996c125 0 188 62 188 187v188">
          <text:p/>
        </draw:path>
        <draw:path draw:style-name="gr5" draw:text-style-name="P2" draw:layer="layout" svg:width="2.75cm" svg:height="2cm" svg:x="7.293cm" svg:y="39.94cm" svg:viewBox="0 0 2751 2001" svg:d="M0 0v1308c0 213 106 319 317 319h2246c125 0 188 62 188 187v187">
          <text:p/>
        </draw:path>
        <draw:path draw:style-name="gr5" draw:text-style-name="P2" draw:layer="layout" svg:width="2.5cm" svg:height="2cm" svg:x="10.042cm" svg:y="39.94cm" svg:viewBox="0 0 2501 2001" svg:d="M2501 0v1308c0 213-106 319-318 319h-1996c-125 0-187 62-187 187v187">
          <text:p/>
        </draw:path>
        <draw:path draw:style-name="gr5" draw:text-style-name="P2" draw:layer="layout" svg:width="2cm" svg:height="2cm" svg:x="15.792cm" svg:y="39.94cm" svg:viewBox="0 0 2001 2001" svg:d="M2001 0v187c0 125-63 187-188 187h-1496c-211 0-317 106-317 319v1308">
          <text:p/>
        </draw:path>
        <draw:path draw:style-name="gr5" draw:text-style-name="P2" draw:layer="layout" svg:width="2.115cm" svg:height="2cm" svg:x="17.792cm" svg:y="39.94cm" svg:viewBox="0 0 2116 2001" svg:d="M0 0v187c0 125 62 187 187 187h1612c211 0 317 106 317 319v1308">
          <text:p/>
        </draw:path>
        <draw:line draw:style-name="gr5" draw:text-style-name="P2" draw:layer="layout" svg:x1="15.792cm" svg:y1="43.44cm" svg:x2="15.792cm" svg:y2="45.19cm">
          <text:p/>
        </draw:line>
        <draw:line draw:style-name="gr5" draw:text-style-name="P2" draw:layer="layout" svg:x1="19.908cm" svg:y1="43.44cm" svg:x2="19.908cm" svg:y2="45.189cm">
          <text:p/>
        </draw:line>
        <draw:line draw:style-name="gr5" draw:text-style-name="P2" draw:layer="layout" svg:x1="10.042cm" svg:y1="43.44cm" svg:x2="10.042cm" svg:y2="45.189cm">
          <text:p/>
        </draw:line>
        <draw:g>
          <draw:g>
            <draw:polygon draw:style-name="gr1" draw:text-style-name="P1" draw:layer="layout" svg:width="2.5cm" svg:height="1.5cm" svg:x="11.293cm" svg:y="51.69cm" svg:viewBox="0 0 2501 1501" draw:points="0,1501 2501,1501 2501,0 0,0">
              <text:p/>
            </draw:polygon>
            <draw:polygon draw:style-name="gr2" draw:text-style-name="P2" draw:layer="layout" svg:width="2.5cm" svg:height="1.5cm" svg:x="11.293cm" svg:y="51.69cm" svg:viewBox="0 0 2501 1501" draw:points="0,1501 2501,1501 2501,0 0,0">
              <text:p/>
            </draw:polygon>
          </draw:g>
          <draw:frame draw:style-name="gr4" draw:text-style-name="P2" draw:layer="layout" svg:width="2.5cm" svg:height="2.087cm" svg:x="11.293cm" svg:y="51.397cm">
            <draw:text-box>
              <text:p text:style-name="P3"><text:span text:style-name="T1">事件查看可按照地区、项目组</text:span><text:span text:style-name="T1">/</text:span><text:span text:style-name="T1">部门、模块、岗位、个人</text:span></text:p>
            </draw:text-box>
          </draw:frame>
        </draw:g>
        <draw:g>
          <draw:g>
            <draw:polygon draw:style-name="gr1" draw:text-style-name="P1" draw:layer="layout" svg:width="2.5cm" svg:height="1.5cm" svg:x="7.092cm" svg:y="51.69cm" svg:viewBox="0 0 2501 1501" draw:points="0,1501 2501,1501 2501,0 0,0">
              <text:p/>
            </draw:polygon>
            <draw:polygon draw:style-name="gr2" draw:text-style-name="P2" draw:layer="layout" svg:width="2.5cm" svg:height="1.5cm" svg:x="7.092cm" svg:y="51.69cm" svg:viewBox="0 0 2501 1501" draw:points="0,1501 2501,1501 2501,0 0,0">
              <text:p/>
            </draw:polygon>
          </draw:g>
          <draw:frame draw:style-name="gr4" draw:text-style-name="P2" draw:layer="layout" svg:width="2.5cm" svg:height="1.58cm" svg:x="7.092cm" svg:y="51.65cm">
            <draw:text-box>
              <text:p text:style-name="P3"><text:span text:style-name="T1">项目经理可查看该项目组每个人的待办事件</text:span></text:p>
            </draw:text-box>
          </draw:frame>
        </draw:g>
        <draw:g>
          <draw:g>
            <draw:polygon draw:style-name="gr1" draw:text-style-name="P1" draw:layer="layout" svg:width="2.5cm" svg:height="1.5cm" svg:x="11.293cm" svg:y="54.94cm" svg:viewBox="0 0 2501 1501" draw:points="0,1501 2501,1501 2501,0 0,0">
              <text:p/>
            </draw:polygon>
            <draw:polygon draw:style-name="gr2" draw:text-style-name="P2" draw:layer="layout" svg:width="2.5cm" svg:height="1.5cm" svg:x="11.293cm" svg:y="54.94cm" svg:viewBox="0 0 2501 1501" draw:points="0,1501 2501,1501 2501,0 0,0">
              <text:p/>
            </draw:polygon>
          </draw:g>
          <draw:frame draw:style-name="gr4" draw:text-style-name="P2" draw:layer="layout" svg:width="2.5cm" svg:height="2.087cm" svg:x="11.293cm" svg:y="54.647cm">
            <draw:text-box>
              <text:p text:style-name="P3"><text:span text:style-name="T1">个人待办事件可通过日历查阅，点击某一天可查看当天个人的待办事件</text:span></text:p>
            </draw:text-box>
          </draw:frame>
        </draw:g>
        <draw:g>
          <draw:g>
            <draw:polygon draw:style-name="gr1" draw:text-style-name="P1" draw:layer="layout" svg:width="2.5cm" svg:height="1.9cm" svg:x="11.293cm" svg:y="57.99cm" svg:viewBox="0 0 2501 1901" draw:points="0,1901 2501,1901 2501,0 0,0">
              <text:p/>
            </draw:polygon>
            <draw:polygon draw:style-name="gr2" draw:text-style-name="P2" draw:layer="layout" svg:width="2.5cm" svg:height="1.9cm" svg:x="11.293cm" svg:y="57.99cm" svg:viewBox="0 0 2501 1901" draw:points="0,1901 2501,1901 2501,0 0,0">
              <text:p/>
            </draw:polygon>
          </draw:g>
          <draw:frame draw:style-name="gr6" draw:text-style-name="P2" draw:layer="layout" svg:width="2.5cm" svg:height="2.594cm" svg:x="11.293cm" svg:y="57.643cm">
            <draw:text-box>
              <text:p text:style-name="P3"><text:span text:style-name="T1">处理事件人员通过筛选分类、处理情况、日期、查看方式等可以查阅所有事件</text:span></text:p>
            </draw:text-box>
          </draw:frame>
        </draw:g>
        <draw:g>
          <draw:g>
            <draw:path draw:style-name="gr1" draw:text-style-name="P1" draw:layer="layout" svg:width="2.5cm" svg:height="1cm" svg:x="11.293cm" svg:y="61.44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2" draw:text-style-name="P2" draw:layer="layout" svg:width="2.5cm" svg:height="1cm" svg:x="11.293cm" svg:y="61.44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3" draw:text-style-name="P2" draw:layer="layout" svg:width="2.5cm" svg:height="1cm" svg:x="11.293cm" svg:y="61.44cm">
            <draw:text-box>
              <text:p text:style-name="P3"><text:span text:style-name="T1">结束</text:span></text:p>
            </draw:text-box>
          </draw:frame>
        </draw:g>
        <draw:path draw:style-name="gr5" draw:text-style-name="P2" draw:layer="layout" svg:width="2.5cm" svg:height="1.75cm" svg:x="10.042cm" svg:y="46.69cm" svg:viewBox="0 0 2501 1751" svg:d="M0 0v1058c0 212 106 318 317 318h1996c125 0 188 62 188 188v187">
          <text:p/>
        </draw:path>
        <draw:path draw:style-name="gr5" draw:text-style-name="P2" draw:layer="layout" svg:width="3.25cm" svg:height="1.75cm" svg:x="12.543cm" svg:y="46.69cm" svg:viewBox="0 0 3251 1751" svg:d="M3251 0v1058c0 212-106 318-317 318h-2747c-125 0-187 62-187 188v187">
          <text:p/>
        </draw:path>
        <draw:path draw:style-name="gr5" draw:text-style-name="P2" draw:layer="layout" svg:width="7.365cm" svg:height="1.75cm" svg:x="12.543cm" svg:y="46.69cm" svg:viewBox="0 0 7366 1751" svg:d="M7366 0v1033c0 212-106 318-317 318h-6850c-133 0-199 66-199 200v200">
          <text:p/>
        </draw:path>
        <draw:line draw:style-name="gr5" draw:text-style-name="P2" draw:layer="layout" svg:x1="12.543cm" svg:y1="49.94cm" svg:x2="12.543cm" svg:y2="51.689cm">
          <text:p/>
        </draw:line>
        <draw:line draw:style-name="gr5" draw:text-style-name="P2" draw:layer="layout" svg:x1="11.293cm" svg:y1="52.44cm" svg:x2="9.593cm" svg:y2="52.44cm">
          <text:p/>
        </draw:line>
        <draw:line draw:style-name="gr5" draw:text-style-name="P2" draw:layer="layout" svg:x1="12.543cm" svg:y1="53.19cm" svg:x2="12.543cm" svg:y2="54.939cm">
          <text:p/>
        </draw:line>
        <draw:line draw:style-name="gr5" draw:text-style-name="P2" draw:layer="layout" svg:x1="12.543cm" svg:y1="56.44cm" svg:x2="12.543cm" svg:y2="57.989cm">
          <text:p/>
        </draw:line>
        <draw:line draw:style-name="gr5" draw:text-style-name="P2" draw:layer="layout" svg:x1="12.543cm" svg:y1="59.89cm" svg:x2="12.543cm" svg:y2="61.44cm">
          <text:p/>
        </draw:line>
        <draw:g>
          <draw:g>
            <draw:polygon draw:style-name="gr1" draw:text-style-name="P1" draw:layer="layout" svg:width="2.5cm" svg:height="1.5cm" svg:x="9.543cm" svg:y="26.44cm" svg:viewBox="0 0 2501 1501" draw:points="0,1501 2501,1501 2501,0 0,0">
              <text:p/>
            </draw:polygon>
            <draw:polygon draw:style-name="gr2" draw:text-style-name="P2" draw:layer="layout" svg:width="2.5cm" svg:height="1.5cm" svg:x="9.543cm" svg:y="26.44cm" svg:viewBox="0 0 2501 1501" draw:points="0,1501 2501,1501 2501,0 0,0">
              <text:p/>
            </draw:polygon>
          </draw:g>
          <draw:frame draw:style-name="gr4" draw:text-style-name="P2" draw:layer="layout" svg:width="2.5cm" svg:height="2.087cm" svg:x="9.543cm" svg:y="26.147cm">
            <draw:text-box>
              <text:p text:style-name="P3"><text:span text:style-name="T1">系统根据个人的待办事件，自动排列优先级，生成时间安排表</text:span></text:p>
            </draw:text-box>
          </draw:frame>
        </draw:g>
        <draw:line draw:style-name="gr5" draw:text-style-name="P2" draw:layer="layout" svg:x1="10.792cm" svg:y1="24.79cm" svg:x2="10.792cm" svg:y2="26.44cm">
          <text:p/>
        </draw:line>
        <draw:line draw:style-name="gr5" draw:text-style-name="P2" draw:layer="layout" svg:x1="10.792cm" svg:y1="27.94cm" svg:x2="10.792cm" svg:y2="29.59cm">
          <text:p/>
        </draw:line>
        <draw:line draw:style-name="gr5" draw:text-style-name="P2" draw:layer="layout" svg:x1="10.5cm" svg:y1="2.84cm" svg:x2="10.5cm" svg:y2="4.54cm">
          <text:p/>
        </draw:line>
        <draw:line draw:style-name="gr5" draw:text-style-name="P2" draw:layer="layout" svg:x1="10.5cm" svg:y1="6.04cm" svg:x2="10.5cm" svg:y2="7.74cm">
          <text:p/>
        </draw:line>
        <draw:line draw:style-name="gr5" draw:text-style-name="P2" draw:layer="layout" svg:x1="10.5cm" svg:y1="9.24cm" svg:x2="10.5cm" svg:y2="10.939cm">
          <text:p/>
        </draw:line>
        <draw:path draw:style-name="gr5" draw:text-style-name="P2" draw:layer="layout" svg:width="7.7cm" svg:height="1.7cm" svg:x="2.8cm" svg:y="12.44cm" svg:viewBox="0 0 7701 1701" svg:d="M7701 0v187c0 125-63 187-188 187h-7196c-211 0-317 107-317 319v1008">
          <text:p/>
        </draw:path>
        <draw:path draw:style-name="gr5" draw:text-style-name="P2" draw:layer="layout" svg:width="4.55cm" svg:height="1.7cm" svg:x="5.95cm" svg:y="12.44cm" svg:viewBox="0 0 4551 1701" svg:d="M4551 0v187c0 125-63 187-188 187h-4046c-211 0-317 107-317 319v1008">
          <text:p/>
        </draw:path>
        <draw:path draw:style-name="gr5" draw:text-style-name="P2" draw:layer="layout" svg:width="1.4cm" svg:height="1.7cm" svg:x="9.1cm" svg:y="12.44cm" svg:viewBox="0 0 1401 1701" svg:d="M1401 0v187c0 125-62 187-187 187h-897c-211 0-317 107-317 319v1008">
          <text:p/>
        </draw:path>
        <draw:path draw:style-name="gr5" draw:text-style-name="P2" draw:layer="layout" svg:width="1.75cm" svg:height="1.7cm" svg:x="10.5cm" svg:y="12.44cm" svg:viewBox="0 0 1751 1701" svg:d="M0 0v187c0 125 62 187 187 187h1246c212 0 318 107 318 319v1008">
          <text:p/>
        </draw:path>
        <draw:path draw:style-name="gr5" draw:text-style-name="P2" draw:layer="layout" svg:width="4.9cm" svg:height="1.7cm" svg:x="10.5cm" svg:y="12.44cm" svg:viewBox="0 0 4901 1701" svg:d="M0 0v187c0 125 62 187 187 187h4396c212 0 318 107 318 319v1008">
          <text:p/>
        </draw:path>
        <draw:path draw:style-name="gr5" draw:text-style-name="P2" draw:layer="layout" svg:width="8.05cm" svg:height="1.7cm" svg:x="10.5cm" svg:y="12.44cm" svg:viewBox="0 0 8051 1701" svg:d="M0 0v187c0 125 62 187 187 187h7546c212 0 318 107 318 319v1008">
          <text:p/>
        </draw:path>
        <draw:line draw:style-name="gr5" draw:text-style-name="P2" draw:layer="layout" svg:x1="2.8cm" svg:y1="15.64cm" svg:x2="2.8cm" svg:y2="17.09cm">
          <text:p/>
        </draw:line>
        <draw:line draw:style-name="gr5" draw:text-style-name="P2" draw:layer="layout" svg:x1="5.95cm" svg:y1="15.64cm" svg:x2="5.95cm" svg:y2="17.09cm">
          <text:p/>
        </draw:line>
        <draw:line draw:style-name="gr5" draw:text-style-name="P2" draw:layer="layout" svg:x1="9.1cm" svg:y1="15.64cm" svg:x2="9.1cm" svg:y2="17.14cm">
          <text:p/>
        </draw:line>
        <draw:line draw:style-name="gr5" draw:text-style-name="P2" draw:layer="layout" svg:x1="12.25cm" svg:y1="15.64cm" svg:x2="12.25cm" svg:y2="17.14cm">
          <text:p/>
        </draw:line>
        <draw:line draw:style-name="gr5" draw:text-style-name="P2" draw:layer="layout" svg:x1="15.4cm" svg:y1="15.64cm" svg:x2="15.4cm" svg:y2="17.14cm">
          <text:p/>
        </draw:line>
        <draw:line draw:style-name="gr5" draw:text-style-name="P2" draw:layer="layout" svg:x1="18.55cm" svg:y1="15.64cm" svg:x2="18.55cm" svg:y2="17.14cm">
          <text:p/>
        </draw:line>
        <draw:path draw:style-name="gr5" draw:text-style-name="P2" draw:layer="layout" svg:width="8cm" svg:height="1.55cm" svg:x="2.8cm" svg:y="18.59cm" svg:viewBox="0 0 8001 1551" svg:d="M0 0v187c0 125 62 187 187 187h7496c212 0 318 107 318 319v858">
          <text:p/>
        </draw:path>
        <draw:path draw:style-name="gr5" draw:text-style-name="P2" draw:layer="layout" svg:width="4.85cm" svg:height="1.55cm" svg:x="5.95cm" svg:y="18.59cm" svg:viewBox="0 0 4851 1551" svg:d="M0 0v187c0 125 62 187 187 187h4346c212 0 318 107 318 319v858">
          <text:p/>
        </draw:path>
        <draw:path draw:style-name="gr5" draw:text-style-name="P2" draw:layer="layout" svg:width="1.7cm" svg:height="1.5cm" svg:x="9.1cm" svg:y="18.64cm" svg:viewBox="0 0 1701 1501" svg:d="M0 0v187c0 125 62 187 187 187h1196c212 0 318 106 318 318v809">
          <text:p/>
        </draw:path>
        <draw:path draw:style-name="gr5" draw:text-style-name="P2" draw:layer="layout" svg:width="1.45cm" svg:height="1.5cm" svg:x="10.8cm" svg:y="18.64cm" svg:viewBox="0 0 1451 1501" svg:d="M1451 0v187c0 125-63 187-188 187h-946c-211 0-317 106-317 318v809">
          <text:p/>
        </draw:path>
        <draw:path draw:style-name="gr5" draw:text-style-name="P2" draw:layer="layout" svg:width="4.6cm" svg:height="1.5cm" svg:x="10.8cm" svg:y="18.64cm" svg:viewBox="0 0 4601 1501" svg:d="M4601 0v187c0 125-63 187-188 187h-4096c-211 0-317 106-317 318v809">
          <text:p/>
        </draw:path>
        <draw:path draw:style-name="gr5" draw:text-style-name="P2" draw:layer="layout" svg:width="7.75cm" svg:height="1.5cm" svg:x="10.8cm" svg:y="18.64cm" svg:viewBox="0 0 7751 1501" svg:d="M7751 0v187c0 125-63 187-188 187h-7246c-211 0-317 106-317 318v809">
          <text:p/>
        </draw:path>
        <draw:path draw:style-name="gr5" draw:text-style-name="P2" draw:layer="layout" svg:width="0.008cm" svg:height="1.65cm" svg:x="10.792cm" svg:y="21.64cm" svg:viewBox="0 0 9 1651" svg:d="M9 0v371c0 3-2 4-5 4s-4 1-4 3v12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73cm" fo:page-height="86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8T10:16:53Z</dc:date>
    <meta:creation-date>2017-08-08T10:16:53Z</meta:creation-date>
    <meta:generator>LibreOffice/5.1.6.2.0$Linux_X86_64 LibreOffice_project/10$Build-2</meta:generator>
    <meta:document-statistic meta:object-count="235"/>
  </office:meta>
</office:document-meta>
</file>